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357D1BF33E5F49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FoodDep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092cm" svg:height="20.319cm" svg:x="0.59cm" svg:y="0.387cm">
          <draw:image xlink:href="Pictures/100002010000040000000300357D1BF33E5F49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ensore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ndy</text:p>
                <text:list>
                  <text:list-item>
                    <text:p>GPS</text:p>
                  </text:list-item>
                  <text:list-item>
                    <text:p>NFC/Camera</text:p>
                  </text:list-item>
                </text:list>
              </text:list-item>
              <text:list-item>
                <text:p>Box</text:p>
                <text:list>
                  <text:list-item>
                    <text:p>Kamera</text:p>
                  </text:list-item>
                  <text:list-item>
                    <text:p>Waage</text:p>
                  </text:list-item>
                  <text:list-item>
                    <text:p>Sensordron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6:17:44.544596916</meta:creation-date>
    <dc:date>2016-04-28T16:31:58.316973503</dc:date>
    <meta:editing-duration>PT14M15S</meta:editing-duration>
    <meta:editing-cycles>1</meta:editing-cycles>
    <meta:document-statistic meta:object-count="33"/>
    <meta:generator>LibreOffice/5.1.2.2$Linux_X86_64 LibreOffice_project/10m0$Build-2</meta:generator>
  </office:meta>
</office:document-meta>
</file>